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368" officeooo:paragraph-rsid="001f3368"/>
    </style:style>
    <style:style style:name="P2" style:family="paragraph" style:parent-style-name="Standard">
      <style:paragraph-properties>
        <style:drop-cap style:lines="3"/>
      </style:paragraph-properties>
      <style:text-properties officeooo:rsid="001f3368" officeooo:paragraph-rsid="001f3368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-1.499cm" style:auto-text-indent="false" style:page-number="auto" fo:background-color="transparent">
        <style:drop-cap style:lines="3"/>
      </style:paragraph-properties>
      <style:text-properties officeooo:rsid="001f3368" officeooo:paragraph-rsid="001f3368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drop-cap/>
      </style:paragraph-properties>
      <style:text-properties officeooo:rsid="0020327a" officeooo:paragraph-rsid="0020327a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drop-cap/>
      </style:paragraph-properties>
      <style:text-properties officeooo:rsid="0021b006" officeooo:paragraph-rsid="0021b006"/>
    </style:style>
    <style:style style:name="T1" style:family="text">
      <style:text-properties style:text-scale="150%"/>
    </style:style>
    <style:style style:name="T2" style:family="text">
      <style:text-properties style:text-position="30% 100%"/>
    </style:style>
    <style:style style:name="T3" style:family="text">
      <style:text-properties style:text-position="90% 100%"/>
    </style:style>
    <style:style style:name="T4" style:family="text">
      <style:text-properties style:text-position="-3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hora vas a descubrir cómo ponerla letra capital y cambiar la dirección del texto. Es muy sencillo. Lo tienes en el menú formato/letra capital y formato/dirección texto. Lo primero es escribir el texto, aunque también puedes empezar por la letra capital, pero es mejor así. Después sombrea la letra o letras que quieres hacer destacar por su tamaño y a continuación activa letra capital. Una vez hecho esto, puedes volver a sombrear y cambiar la dirección del texto.</text:p>
      <text:p text:style-name="P2">Ahora vas a descubrir cómo ponerla letra capital y cambiar la dirección del texto. Es muy sencillo. Lo tienes en el menú formato/letra capital y formato/dirección texto. Lo primero es escribir el texto, aunque también puedes empezar por la letra capital, pero es mejor así. Después sombrea la letra o letras que quieres hacer destacar por su tamaño y a continuación activa letra capital. Una vez hecho esto, puedes volver a sombrear y cambiar la dirección del texto.</text:p>
      <text:p text:style-name="P3">Ahora vas a descubrir cómo ponerla letra capital y cambiar la dirección del texto. Es muy sencillo. Lo tienes en el menú formato/letra capital y formato/dirección texto. Lo primero es escribir el texto, aunque también puedes empezar por la letra capital, pero es mejor así. Después sombrea la letra o letras que quieres hacer destacar por su tamaño y a continuación activa letra capital. Una vez hecho esto, puedes volver a sombrear y cambiar la dirección del texto.</text:p>
      <text:p text:style-name="P4">Abre el menú formato/fuente después de escribir este texto y sombrearlo. Abre ahora la carpeta animación y escoge la que quieras.</text:p>
      <text:p text:style-name="P5">Abre el menú formato/fuente después de escribir este texto y sombrearlo. Abre ahora la carpeta animación y escoge la que quieras.<office:annotation loext:resolved="false"><dc:creator>Unknown Author</dc:creator><dc:date>2025-03-21T10:22:17.537064533</dc:date><text:p text:style-name="Comment">Imposible en LibreOffice Writer</text:p></office:annotation></text:p>
      <text:p text:style-name="P5">Pare hacer este <text:span text:style-name="T1">ejercicio</text:span> tienes que escribir este <text:span text:style-name="T2">párrafo</text:span>. Después <text:span text:style-name="T3">en</text:span> espacio entre caracteres que está en menú formato/fuente pon las <text:span text:style-name="T4">posiciones</text:span> que te indica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0T20:46:50.580831929</meta:creation-date>
    <dc:date>2025-03-21T10:27:35.498913598</dc:date>
    <meta:editing-duration>PT21M43S</meta:editing-duration>
    <meta:editing-cycles>3</meta:editing-cycles>
    <meta:generator>LibreOffice/25.2.1.2$Linux_X86_64 LibreOffice_project/520$Build-2</meta:generator>
    <meta:document-statistic meta:table-count="0" meta:image-count="0" meta:object-count="0" meta:page-count="1" meta:paragraph-count="6" meta:word-count="301" meta:character-count="1818" meta:non-whitespace-character-count="1523"/>
  </office:meta>
</office:document-meta>
</file>